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M Mono 12" svg:font-family="'LM Mono 12'" style:font-adornments="Bold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adornments="Bold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Nimbus Sans Narrow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Historical JD</text:p>
          </table:table-cell>
          <table:table-cell table:style-name="ce1" office:value-type="string" calcext:value-type="string">
            <text:p>Historical Date</text:p>
          </table:table-cell>
          <table:table-cell table:style-name="ce1" office:value-type="string" calcext:value-type="string">
            <text:p>Astronomical JD</text:p>
          </table:table-cell>
          <table:table-cell table:style-name="ce1" office:value-type="string" calcext:value-type="string">
            <text:p>Astronomical Date</text:p>
          </table:table-cell>
          <table:table-cell table:style-name="ce1" office:value-type="string" calcext:value-type="string">
            <text:p>JD Difference</text:p>
          </table:table-cell>
          <table:table-cell table:style-name="ce1" table:number-columns-repeated="16379"/>
        </table:table-row>
        <table:table-row table:style-name="ro2">
          <table:table-cell office:value-type="float" office:value="2299159.5" calcext:value-type="float">
            <text:p>2299159.5</text:p>
          </table:table-cell>
          <table:table-cell table:style-name="ce3" office:value-type="date" office:date-value="1582-10-14" calcext:value-type="date">
            <text:p>1582-10-04</text:p>
          </table:table-cell>
          <table:table-cell office:value-type="float" office:value="2299147.5" calcext:value-type="float">
            <text:p>2299147.5</text:p>
          </table:table-cell>
          <table:table-cell table:style-name="ce3" office:value-type="date" office:date-value="1582-10-14" calcext:value-type="date">
            <text:p>1582-10-04</text:p>
          </table:table-cell>
          <table:table-cell table:formula="of:=[.A2]-[.C2]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 table:style-name="Default" table:number-columns-repeated="2"/>
          <table:table-cell office:value-type="float" office:value="2299148.5" calcext:value-type="float">
            <text:p>2299148.5</text:p>
          </table:table-cell>
          <table:table-cell office:value-type="string" calcext:value-type="string">
            <text:p>1582-10-05</text:p>
          </table:table-cell>
          <table:table-cell table:number-columns-repeated="16380"/>
        </table:table-row>
        <table:table-row table:style-name="ro2">
          <table:table-cell table:style-name="Default" table:number-columns-repeated="2"/>
          <table:table-cell office:value-type="float" office:value="2299149.5" calcext:value-type="float">
            <text:p>2299149.5</text:p>
          </table:table-cell>
          <table:table-cell office:value-type="string" calcext:value-type="string">
            <text:p>1582-10-06</text:p>
          </table:table-cell>
          <table:table-cell table:number-columns-repeated="16380"/>
        </table:table-row>
        <table:table-row table:style-name="ro2">
          <table:table-cell table:style-name="Default" table:number-columns-repeated="2"/>
          <table:table-cell office:value-type="float" office:value="2299150.5" calcext:value-type="float">
            <text:p>2299150.5</text:p>
          </table:table-cell>
          <table:table-cell office:value-type="string" calcext:value-type="string">
            <text:p>1582-10-07</text:p>
          </table:table-cell>
          <table:table-cell table:number-columns-repeated="16380"/>
        </table:table-row>
        <table:table-row table:style-name="ro2">
          <table:table-cell table:style-name="Default" table:number-columns-repeated="2"/>
          <table:table-cell office:value-type="float" office:value="2299151.5" calcext:value-type="float">
            <text:p>2299151.5</text:p>
          </table:table-cell>
          <table:table-cell office:value-type="string" calcext:value-type="string">
            <text:p>1582-10-08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2299152.5" calcext:value-type="float">
            <text:p>2299152.5</text:p>
          </table:table-cell>
          <table:table-cell office:value-type="string" calcext:value-type="string">
            <text:p>1582-10-09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2299153.5" calcext:value-type="float">
            <text:p>2299153.5</text:p>
          </table:table-cell>
          <table:table-cell office:value-type="string" calcext:value-type="string">
            <text:p>1582-10-1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2299154.5" calcext:value-type="float">
            <text:p>2299154.5</text:p>
          </table:table-cell>
          <table:table-cell office:value-type="string" calcext:value-type="string">
            <text:p>1582-10-11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2299155.5" calcext:value-type="float">
            <text:p>2299155.5</text:p>
          </table:table-cell>
          <table:table-cell office:value-type="string" calcext:value-type="string">
            <text:p>1582-10-12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2299156.5" calcext:value-type="float">
            <text:p>2299156.5</text:p>
          </table:table-cell>
          <table:table-cell office:value-type="string" calcext:value-type="string">
            <text:p>1582-10-13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2299157.5" calcext:value-type="float">
            <text:p>2299157.5</text:p>
          </table:table-cell>
          <table:table-cell office:value-type="string" calcext:value-type="string">
            <text:p>1582-10-14</text:p>
          </table:table-cell>
          <table:table-cell table:number-columns-repeated="16380"/>
        </table:table-row>
        <table:table-row table:style-name="ro2">
          <table:table-cell office:value-type="float" office:value="2299160.5" calcext:value-type="float">
            <text:p>2299160.5</text:p>
          </table:table-cell>
          <table:table-cell table:style-name="ce3" office:value-type="date" office:date-value="1582-10-15" calcext:value-type="date">
            <text:p>1582-10-15</text:p>
          </table:table-cell>
          <table:table-cell office:value-type="float" office:value="2299158.5" calcext:value-type="float">
            <text:p>2299158.5</text:p>
          </table:table-cell>
          <table:table-cell table:style-name="ce3" office:value-type="date" office:date-value="1582-10-15" calcext:value-type="date">
            <text:p>1582-10-15</text:p>
          </table:table-cell>
          <table:table-cell table:formula="of:=[.A13]-[.C13]"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float" office:value="2299161.5" calcext:value-type="float">
            <text:p>2299161.5</text:p>
          </table:table-cell>
          <table:table-cell table:style-name="ce3" office:value-type="date" office:date-value="1582-10-16" calcext:value-type="date">
            <text:p>1582-10-16</text:p>
          </table:table-cell>
          <table:table-cell office:value-type="float" office:value="2299159.5" calcext:value-type="float">
            <text:p>2299159.5</text:p>
          </table:table-cell>
          <table:table-cell table:style-name="ce3" office:value-type="date" office:date-value="1582-10-16" calcext:value-type="date">
            <text:p>1582-10-16</text:p>
          </table:table-cell>
          <table:table-cell table:formula="of:=[.A14]-[.C14]"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float" office:value="2299162.5" calcext:value-type="float">
            <text:p>2299162.5</text:p>
          </table:table-cell>
          <table:table-cell table:style-name="ce3" office:value-type="date" office:date-value="1582-10-17" calcext:value-type="date">
            <text:p>1582-10-17</text:p>
          </table:table-cell>
          <table:table-cell office:value-type="float" office:value="2299160.5" calcext:value-type="float">
            <text:p>2299160.5</text:p>
          </table:table-cell>
          <table:table-cell table:style-name="ce3" office:value-type="date" office:date-value="1582-10-17" calcext:value-type="date">
            <text:p>1582-10-17</text:p>
          </table:table-cell>
          <table:table-cell table:formula="of:=[.A15]-[.C15]"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float" office:value="2299163.5" calcext:value-type="float">
            <text:p>2299163.5</text:p>
          </table:table-cell>
          <table:table-cell table:style-name="ce3" office:value-type="date" office:date-value="1582-10-18" calcext:value-type="date">
            <text:p>1582-10-18</text:p>
          </table:table-cell>
          <table:table-cell office:value-type="float" office:value="2299161.5" calcext:value-type="float">
            <text:p>2299161.5</text:p>
          </table:table-cell>
          <table:table-cell table:style-name="ce3" office:value-type="date" office:date-value="1582-10-18" calcext:value-type="date">
            <text:p>1582-10-18</text:p>
          </table:table-cell>
          <table:table-cell table:formula="of:=[.A16]-[.C16]" office:value-type="float" office:value="2" calcext:value-type="float">
            <text:p>2</text:p>
          </table:table-cell>
          <table:table-cell table:number-columns-repeated="16379"/>
        </table:table-row>
        <table:table-row table:style-name="ro2" table:number-rows-repeated="1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M Mono 12" svg:font-family="'LM Mono 12'" style:font-adornments="Bold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adornments="Bold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Gregorian Reform Dates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7:36:12.385766057</meta:creation-date>
    <dc:date>2026-01-30T18:01:46.370613190</dc:date>
    <meta:editing-duration>P1DT14M5S</meta:editing-duration>
    <meta:editing-cycles>5</meta:editing-cycles>
    <meta:generator>LibreOffice/24.2.7.2$Linux_X86_64 LibreOffice_project/420$Build-2</meta:generator>
    <meta:document-statistic meta:table-count="1" meta:cell-count="50" meta:object-count="0"/>
  </office:meta>
</office:document-meta>
</file>